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208" officeooo:paragraph-rsid="00026208"/>
    </style:style>
    <style:style style:name="P2" style:family="paragraph" style:parent-style-name="Standard">
      <style:text-properties fo:language="fr" fo:country="FR" fo:font-weight="bold" officeooo:rsid="00026208" officeooo:paragraph-rsid="00026208" style:font-weight-asian="bold" style:font-weight-complex="bold"/>
    </style:style>
    <style:style style:name="P3" style:family="paragraph" style:parent-style-name="Standard">
      <style:text-properties fo:language="fr" fo:country="FR" fo:font-weight="bold" officeooo:rsid="000504c0" officeooo:paragraph-rsid="000504c0" style:font-weight-asian="bold" style:font-weight-complex="bold"/>
    </style:style>
    <style:style style:name="P4" style:family="paragraph" style:parent-style-name="Standard">
      <style:text-properties fo:language="fr" fo:country="FR" fo:font-weight="bold" officeooo:rsid="000b979c" officeooo:paragraph-rsid="000b979c" style:font-weight-asian="bold" style:font-weight-complex="bold"/>
    </style:style>
    <style:style style:name="P5" style:family="paragraph" style:parent-style-name="Standard">
      <style:text-properties fo:language="fr" fo:country="FR" fo:font-weight="bold" officeooo:rsid="000d9fe0" officeooo:paragraph-rsid="000d9fe0" style:font-weight-asian="bold" style:font-weight-complex="bold"/>
    </style:style>
    <style:style style:name="P6" style:family="paragraph" style:parent-style-name="Standard">
      <style:text-properties fo:language="fr" fo:country="FR" fo:font-weight="bold" officeooo:rsid="004b3008" officeooo:paragraph-rsid="004b3008" style:font-weight-asian="bold" style:font-weight-complex="bold" loext:padding="0cm" loext:border="none"/>
    </style:style>
    <style:style style:name="P7" style:family="paragraph" style:parent-style-name="Standard">
      <style:text-properties fo:language="fr" fo:country="FR" officeooo:rsid="00026208" officeooo:paragraph-rsid="00026208"/>
    </style:style>
    <style:style style:name="P8" style:family="paragraph" style:parent-style-name="Standard">
      <style:text-properties fo:language="fr" fo:country="FR" officeooo:rsid="000504c0" officeooo:paragraph-rsid="000504c0"/>
    </style:style>
    <style:style style:name="P9" style:family="paragraph" style:parent-style-name="Standard">
      <style:text-properties fo:language="fr" fo:country="FR" officeooo:rsid="000689b0" officeooo:paragraph-rsid="000689b0"/>
    </style:style>
    <style:style style:name="P10" style:family="paragraph" style:parent-style-name="Standard">
      <style:text-properties fo:language="fr" fo:country="FR" officeooo:rsid="000702f6" officeooo:paragraph-rsid="000702f6"/>
    </style:style>
    <style:style style:name="P11" style:family="paragraph" style:parent-style-name="Standard">
      <style:text-properties fo:language="fr" fo:country="FR" officeooo:rsid="0008d26f" officeooo:paragraph-rsid="0008d26f"/>
    </style:style>
    <style:style style:name="P12" style:family="paragraph" style:parent-style-name="Standard">
      <style:text-properties fo:language="fr" fo:country="FR" officeooo:rsid="0008d26f" officeooo:paragraph-rsid="0008d26f" style:language-asian="zxx" style:country-asian="none" style:language-complex="zxx" style:country-complex="none"/>
    </style:style>
    <style:style style:name="P13" style:family="paragraph" style:parent-style-name="Standard">
      <style:text-properties fo:language="fr" fo:country="FR" officeooo:rsid="000b979c" officeooo:paragraph-rsid="000b979c"/>
    </style:style>
    <style:style style:name="P14" style:family="paragraph" style:parent-style-name="Standard" style:list-style-name="L1">
      <style:text-properties fo:language="fr" fo:country="FR" officeooo:rsid="000b979c" officeooo:paragraph-rsid="000b979c"/>
    </style:style>
    <style:style style:name="P15" style:family="paragraph" style:parent-style-name="Standard">
      <style:text-properties fo:language="fr" fo:country="FR" officeooo:rsid="000d9fe0" officeooo:paragraph-rsid="000d9fe0"/>
    </style:style>
    <style:style style:name="P16" style:family="paragraph" style:parent-style-name="Standard">
      <style:text-properties fo:language="fr" fo:country="FR" officeooo:rsid="00112483" officeooo:paragraph-rsid="00112483"/>
    </style:style>
    <style:style style:name="P17" style:family="paragraph" style:parent-style-name="Standard">
      <style:text-properties fo:language="fr" fo:country="FR" officeooo:rsid="00112483" officeooo:paragraph-rsid="001524be"/>
    </style:style>
    <style:style style:name="P18" style:family="paragraph" style:parent-style-name="Standard">
      <style:text-properties fo:language="fr" fo:country="FR" officeooo:rsid="001151fb" officeooo:paragraph-rsid="001151fb"/>
    </style:style>
    <style:style style:name="P19" style:family="paragraph" style:parent-style-name="Standard">
      <style:text-properties fo:language="fr" fo:country="FR" officeooo:rsid="0012e1bd" officeooo:paragraph-rsid="0012e1bd"/>
    </style:style>
    <style:style style:name="P20" style:family="paragraph" style:parent-style-name="Standard">
      <style:text-properties fo:language="fr" fo:country="FR" officeooo:rsid="0014a034" officeooo:paragraph-rsid="0014a034"/>
    </style:style>
    <style:style style:name="P21" style:family="paragraph" style:parent-style-name="Standard">
      <style:text-properties fo:language="fr" fo:country="FR" officeooo:rsid="001524be" officeooo:paragraph-rsid="001524be"/>
    </style:style>
    <style:style style:name="P22" style:family="paragraph" style:parent-style-name="Standard">
      <style:text-properties fo:language="fr" fo:country="FR" officeooo:rsid="0016ddf1" officeooo:paragraph-rsid="0016ddf1"/>
    </style:style>
    <style:style style:name="P23" style:family="paragraph" style:parent-style-name="Standard">
      <style:text-properties fo:language="fr" fo:country="FR" fo:font-style="italic" officeooo:rsid="001524be" officeooo:paragraph-rsid="001524be" style:font-style-asian="italic" style:font-style-complex="italic"/>
    </style:style>
    <style:style style:name="P24" style:family="paragraph" style:parent-style-name="Standard">
      <style:text-properties fo:language="fr" fo:country="FR" fo:font-style="italic" officeooo:rsid="0016ddf1" officeooo:paragraph-rsid="0016ddf1" style:font-style-asian="italic" style:font-style-complex="italic"/>
    </style:style>
    <style:style style:name="P25" style:family="paragraph" style:parent-style-name="Standard">
      <style:text-properties fo:language="fr" fo:country="FR" officeooo:rsid="0018304a" officeooo:paragraph-rsid="0018304a"/>
    </style:style>
    <style:style style:name="P26" style:family="paragraph" style:parent-style-name="Standard">
      <style:text-properties fo:language="fr" fo:country="FR" officeooo:rsid="001a073d" officeooo:paragraph-rsid="001a073d"/>
    </style:style>
    <style:style style:name="P27" style:family="paragraph" style:parent-style-name="Standard">
      <style:text-properties fo:language="fr" fo:country="FR" officeooo:rsid="001b7296" officeooo:paragraph-rsid="001b7296"/>
    </style:style>
    <style:style style:name="P28" style:family="paragraph" style:parent-style-name="Standard">
      <style:text-properties fo:language="fr" fo:country="FR" officeooo:rsid="001d7725" officeooo:paragraph-rsid="001d7725"/>
    </style:style>
    <style:style style:name="P29" style:family="paragraph" style:parent-style-name="Standard" style:list-style-name="L2">
      <style:text-properties fo:language="fr" fo:country="FR" officeooo:rsid="001d7725" officeooo:paragraph-rsid="001d7725"/>
    </style:style>
    <style:style style:name="P30" style:family="paragraph" style:parent-style-name="Standard">
      <style:text-properties fo:language="fr" fo:country="FR" officeooo:rsid="001e210d" officeooo:paragraph-rsid="001e210d"/>
    </style:style>
    <style:style style:name="P31" style:family="paragraph" style:parent-style-name="Standard">
      <style:text-properties fo:language="fr" fo:country="FR" officeooo:rsid="001f9583" officeooo:paragraph-rsid="001f9583"/>
    </style:style>
    <style:style style:name="P32" style:family="paragraph" style:parent-style-name="Standard">
      <style:text-properties fo:language="fr" fo:country="FR" officeooo:rsid="00295269" officeooo:paragraph-rsid="00295269"/>
    </style:style>
    <style:style style:name="P33" style:family="paragraph" style:parent-style-name="Standard">
      <style:text-properties fo:language="fr" fo:country="FR" officeooo:rsid="002d13c7" officeooo:paragraph-rsid="002d13c7"/>
    </style:style>
    <style:style style:name="P34" style:family="paragraph" style:parent-style-name="Standard">
      <style:text-properties fo:language="fr" fo:country="FR" officeooo:rsid="002e2799" officeooo:paragraph-rsid="002e2799"/>
    </style:style>
    <style:style style:name="P35" style:family="paragraph" style:parent-style-name="Standard">
      <style:text-properties fo:language="fr" fo:country="FR" officeooo:rsid="002ecdaf" officeooo:paragraph-rsid="002ecdaf"/>
    </style:style>
    <style:style style:name="P36" style:family="paragraph" style:parent-style-name="Standard">
      <style:text-properties fo:language="fr" fo:country="FR" officeooo:rsid="002fc0b4" officeooo:paragraph-rsid="002fc0b4"/>
    </style:style>
    <style:style style:name="P37" style:family="paragraph" style:parent-style-name="Standard">
      <style:text-properties fo:language="fr" fo:country="FR" officeooo:rsid="0033c781" officeooo:paragraph-rsid="0033c781"/>
    </style:style>
    <style:style style:name="P38" style:family="paragraph" style:parent-style-name="Standard">
      <style:text-properties fo:language="fr" fo:country="FR" officeooo:rsid="0033c781" officeooo:paragraph-rsid="0034d953"/>
    </style:style>
    <style:style style:name="P39" style:family="paragraph" style:parent-style-name="Standard">
      <style:text-properties fo:language="fr" fo:country="FR" officeooo:rsid="0038029f" officeooo:paragraph-rsid="0038029f"/>
    </style:style>
    <style:style style:name="P40" style:family="paragraph" style:parent-style-name="Standard">
      <style:text-properties fo:language="fr" fo:country="FR" officeooo:rsid="003813d1" officeooo:paragraph-rsid="003813d1"/>
    </style:style>
    <style:style style:name="P41" style:family="paragraph" style:parent-style-name="Standard">
      <style:text-properties fo:language="fr" fo:country="FR" officeooo:rsid="00392f94" officeooo:paragraph-rsid="00392f94"/>
    </style:style>
    <style:style style:name="P42" style:family="paragraph" style:parent-style-name="Standard">
      <style:text-properties fo:language="fr" fo:country="FR" officeooo:rsid="003b762c" officeooo:paragraph-rsid="003b762c"/>
    </style:style>
    <style:style style:name="P43" style:family="paragraph" style:parent-style-name="Standard">
      <style:text-properties fo:language="fr" fo:country="FR" officeooo:rsid="003e7ad0" officeooo:paragraph-rsid="003e7ad0"/>
    </style:style>
    <style:style style:name="P44" style:family="paragraph" style:parent-style-name="Standard">
      <style:text-properties fo:language="fr" fo:country="FR" officeooo:rsid="003f2486" officeooo:paragraph-rsid="003f2486"/>
    </style:style>
    <style:style style:name="P45" style:family="paragraph" style:parent-style-name="Standard">
      <style:text-properties fo:language="fr" fo:country="FR" officeooo:rsid="0040a655" officeooo:paragraph-rsid="0040a655"/>
    </style:style>
    <style:style style:name="P46" style:family="paragraph" style:parent-style-name="Standard">
      <style:text-properties fo:language="fr" fo:country="FR" officeooo:rsid="0040a655" officeooo:paragraph-rsid="0040a655" loext:padding="0cm" loext:border="none"/>
    </style:style>
    <style:style style:name="P47" style:family="paragraph" style:parent-style-name="Standard">
      <style:text-properties fo:language="fr" fo:country="FR" officeooo:rsid="0040bc4f" officeooo:paragraph-rsid="0040bc4f"/>
    </style:style>
    <style:style style:name="P48" style:family="paragraph" style:parent-style-name="Standard">
      <style:text-properties fo:language="fr" fo:country="FR" officeooo:rsid="004152ec" officeooo:paragraph-rsid="004152ec"/>
    </style:style>
    <style:style style:name="P49" style:family="paragraph" style:parent-style-name="Standard" style:list-style-name="L3">
      <style:text-properties fo:language="fr" fo:country="FR" fo:font-weight="normal" officeooo:rsid="004b3008" officeooo:paragraph-rsid="004b3008" style:font-weight-asian="normal" style:font-weight-complex="normal" loext:padding="0cm" loext:border="none"/>
    </style:style>
    <style:style style:name="P50" style:family="paragraph" style:parent-style-name="Standard">
      <style:text-properties fo:language="fr" fo:country="FR" fo:font-weight="normal" officeooo:rsid="004b3008" officeooo:paragraph-rsid="004b3008" style:font-weight-asian="normal" style:font-weight-complex="normal" loext:padding="0cm" loext:border="none"/>
    </style:style>
    <style:style style:name="P51" style:family="paragraph" style:parent-style-name="Standard">
      <style:text-properties fo:language="fr" fo:country="FR" fo:font-weight="normal" officeooo:rsid="004de184" officeooo:paragraph-rsid="004de184" style:font-weight-asian="normal" style:font-weight-complex="normal" loext:padding="0cm" loext:border="none"/>
    </style:style>
    <style:style style:name="P52" style:family="paragraph" style:parent-style-name="Standard">
      <style:text-properties fo:language="fr" fo:country="FR" fo:font-weight="normal" officeooo:rsid="004e1724" officeooo:paragraph-rsid="004e1724" style:font-weight-asian="normal" style:font-weight-complex="normal" loext:padding="0cm" loext:border="none"/>
    </style:style>
    <style:style style:name="P53" style:family="paragraph" style:parent-style-name="Standard">
      <style:text-properties fo:language="fr" fo:country="FR" fo:font-weight="normal" officeooo:rsid="004f0b4a" officeooo:paragraph-rsid="004f0b4a" style:font-weight-asian="normal" style:font-weight-complex="normal" loext:padding="0cm" loext:border="none"/>
    </style:style>
    <style:style style:name="P54" style:family="paragraph" style:parent-style-name="Standard">
      <style:text-properties fo:language="fr" fo:country="FR" fo:font-weight="normal" officeooo:rsid="004f0ccf" officeooo:paragraph-rsid="004f0ccf" style:font-weight-asian="normal" style:font-weight-complex="normal" loext:padding="0cm" loext:border="none"/>
    </style:style>
    <style:style style:name="P55" style:family="paragraph" style:parent-style-name="Standard">
      <style:text-properties fo:language="fr" fo:country="FR" fo:font-weight="normal" officeooo:rsid="004f26e8" officeooo:paragraph-rsid="004f26e8" style:font-weight-asian="normal" style:font-weight-complex="normal" loext:padding="0cm" loext:border="none"/>
    </style:style>
    <style:style style:name="P56" style:family="paragraph" style:parent-style-name="Standard">
      <style:text-properties fo:language="fr" fo:country="FR" fo:font-weight="normal" officeooo:rsid="005044a5" officeooo:paragraph-rsid="005044a5" style:font-weight-asian="normal" style:font-weight-complex="normal" loext:padding="0cm" loext:border="none"/>
    </style:style>
    <style:style style:name="P57" style:family="paragraph" style:parent-style-name="Standard">
      <style:text-properties fo:language="fr" fo:country="FR" officeooo:rsid="00482d0c" officeooo:paragraph-rsid="00482d0c"/>
    </style:style>
    <style:style style:name="P5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9" style:family="paragraph" style:parent-style-name="Standard">
      <style:text-properties fo:color="#d4d4d4" style:font-name="Droid Sans Mono" fo:font-size="10.5pt" fo:font-weight="normal" officeooo:paragraph-rsid="0040bc4f" fo:background-color="#1e1e1e"/>
    </style:style>
    <style:style style:name="P60" style:family="paragraph" style:parent-style-name="Standard">
      <style:text-properties fo:color="#d4d4d4" style:font-name="Droid Sans Mono" fo:font-size="10.5pt" fo:language="fr" fo:country="FR" fo:font-weight="normal" officeooo:rsid="0040bc4f" officeooo:paragraph-rsid="0040bc4f" fo:background-color="#1e1e1e"/>
    </style:style>
    <style:style style:name="P61" style:family="paragraph" style:parent-style-name="Standard">
      <style:paragraph-properties style:line-height-at-least="0.503cm"/>
      <style:text-properties fo:color="#dcdcdc" style:font-name="Droid Sans Mono" fo:font-size="10.5pt" fo:font-weight="normal" fo:background-color="#1e1e1e"/>
    </style:style>
    <style:style style:name="P62" style:family="paragraph" style:parent-style-name="Standard">
      <style:text-properties fo:color="#dcdcdc" style:font-name="Droid Sans Mono" fo:font-size="10.5pt" fo:font-weight="normal" officeooo:paragraph-rsid="0040a655" fo:background-color="#1e1e1e"/>
    </style:style>
    <style:style style:name="P63" style:family="paragraph" style:parent-style-name="Standard">
      <style:paragraph-properties style:line-height-at-least="0.503cm"/>
    </style:style>
    <style:style style:name="P64" style:family="paragraph" style:parent-style-name="Standard">
      <style:text-properties fo:color="#608b4e" style:font-name="Droid Sans Mono" fo:font-size="10.5pt" fo:font-weight="normal" officeooo:paragraph-rsid="0040a655" fo:background-color="#1e1e1e"/>
    </style:style>
    <style:style style:name="P65" style:family="paragraph" style:parent-style-name="Standard">
      <style:paragraph-properties fo:break-before="page"/>
      <style:text-properties fo:language="fr" fo:country="FR" fo:font-weight="bold" officeooo:rsid="001151fb" officeooo:paragraph-rsid="001151fb" style:font-weight-asian="bold" style:font-weight-complex="bold"/>
    </style:style>
    <style:style style:name="P66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language="fr" fo:country="FR" officeooo:rsid="001f9583" officeooo:paragraph-rsid="001f9583"/>
    </style:style>
    <style:style style:name="P67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language="fr" fo:country="FR" officeooo:rsid="0040a655" officeooo:paragraph-rsid="0040bc4f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language="fr" fo:country="FR" fo:font-weight="normal" officeooo:rsid="004b3008" officeooo:paragraph-rsid="004b3008" style:font-weight-asian="normal" style:font-weight-complex="normal" loext:padding="0cm" loext:border="none"/>
    </style:style>
    <style:style style:name="P6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fr" fo:country="FR" fo:font-weight="normal" officeooo:rsid="004b3008" officeooo:paragraph-rsid="004b3008" style:font-weight-asian="normal" style:font-weight-complex="normal" loext:padding="0cm" loext:border="none"/>
    </style:style>
    <style:style style:name="P7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fr" fo:country="FR" fo:font-weight="normal" officeooo:rsid="004c3549" officeooo:paragraph-rsid="004c3549" style:font-weight-asian="normal" style:font-weight-complex="normal" loext:padding="0cm" loext:border="none"/>
    </style:style>
    <style:style style:name="P7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fr" fo:country="FR" fo:font-weight="normal" officeooo:rsid="004de184" officeooo:paragraph-rsid="004de184" style:font-weight-asian="normal" style:font-weight-complex="normal" loext:padding="0cm" loext:border="none"/>
    </style:style>
    <style:style style:name="T1" style:family="text">
      <style:text-properties officeooo:rsid="000702f6"/>
    </style:style>
    <style:style style:name="T2" style:family="text">
      <style:text-properties officeooo:rsid="00093f50"/>
    </style:style>
    <style:style style:name="T3" style:family="text">
      <style:text-properties officeooo:rsid="000b0578"/>
    </style:style>
    <style:style style:name="T4" style:family="text">
      <style:text-properties fo:language="fr" fo:country="F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24be" style:font-weight-asian="bold" style:font-weight-complex="bold"/>
    </style:style>
    <style:style style:name="T7" style:family="text">
      <style:text-properties officeooo:rsid="001524be"/>
    </style:style>
    <style:style style:name="T8" style:family="text">
      <style:text-properties officeooo:rsid="001870b4"/>
    </style:style>
    <style:style style:name="T9" style:family="text">
      <style:text-properties officeooo:rsid="0018cc70"/>
    </style:style>
    <style:style style:name="T10" style:family="text">
      <style:text-properties officeooo:rsid="001b7296"/>
    </style:style>
    <style:style style:name="T11" style:family="text">
      <style:text-properties officeooo:rsid="001ceac6"/>
    </style:style>
    <style:style style:name="T12" style:family="text">
      <style:text-properties officeooo:rsid="0020e396"/>
    </style:style>
    <style:style style:name="T13" style:family="text">
      <style:text-properties fo:font-style="italic" officeooo:rsid="0022b14c" style:font-style-asian="italic" style:font-style-complex="italic"/>
    </style:style>
    <style:style style:name="T14" style:family="text">
      <style:text-properties officeooo:rsid="00274c14"/>
    </style:style>
    <style:style style:name="T15" style:family="text">
      <style:text-properties officeooo:rsid="002b0a5e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3b251e"/>
    </style:style>
    <style:style style:name="T18" style:family="text">
      <style:text-properties officeooo:rsid="002f10e0"/>
    </style:style>
    <style:style style:name="T19" style:family="text">
      <style:text-properties officeooo:rsid="00321a2e"/>
    </style:style>
    <style:style style:name="T20" style:family="text">
      <style:text-properties officeooo:rsid="00333487"/>
    </style:style>
    <style:style style:name="T21" style:family="text">
      <style:text-properties officeooo:rsid="0034d953"/>
    </style:style>
    <style:style style:name="T22" style:family="text">
      <style:text-properties officeooo:rsid="0036c2c5"/>
    </style:style>
    <style:style style:name="T23" style:family="text">
      <style:text-properties style:text-underline-style="none"/>
    </style:style>
    <style:style style:name="T24" style:family="text">
      <style:text-properties officeooo:rsid="003c5eac"/>
    </style:style>
    <style:style style:name="T25" style:family="text">
      <style:text-properties officeooo:rsid="003d2089"/>
    </style:style>
    <style:style style:name="T26" style:family="text">
      <style:text-properties officeooo:rsid="0040bc4f"/>
    </style:style>
    <style:style style:name="T27" style:family="text">
      <style:text-properties fo:color="#569cd6"/>
    </style:style>
    <style:style style:name="T28" style:family="text">
      <style:text-properties fo:color="#dcdcdc"/>
    </style:style>
    <style:style style:name="T29" style:family="text">
      <style:text-properties fo:color="#b5cea8"/>
    </style:style>
    <style:style style:name="T30" style:family="text">
      <style:text-properties officeooo:rsid="004152ec"/>
    </style:style>
    <style:style style:name="T31" style:family="text">
      <style:text-properties officeooo:rsid="0041af9c"/>
    </style:style>
    <style:style style:name="T32" style:family="text">
      <style:text-properties officeooo:rsid="004bfc56"/>
    </style:style>
    <style:style style:name="T33" style:family="text">
      <style:text-properties officeooo:rsid="004c3549"/>
    </style:style>
    <style:style style:name="T34" style:family="text">
      <style:text-properties officeooo:rsid="004d037e"/>
    </style:style>
    <style:style style:name="T35" style:family="text">
      <style:text-properties officeooo:rsid="004e21c5"/>
    </style:style>
    <style:style style:name="T36" style:family="text">
      <style:text-properties officeooo:rsid="004f0b4a"/>
    </style:style>
    <style:style style:name="T37" style:family="text">
      <style:text-properties officeooo:rsid="004f0c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yra – D1 Module 0 – 15/04/2019</text:p>
      <text:p text:style-name="P7"/>
      <text:p text:style-name="P1"><text:a xlink:type="simple" xlink:href="https://ecole.alyra.fr/login/index.php" text:style-name="Internet_20_link" text:visited-style-name="Visited_20_Internet_20_Link"><text:span text:style-name="T4">https://ecole.alyra.fr/login/index.php</text:span></text:a></text:p>
      <text:p text:style-name="P7"/>
      <text:p text:style-name="P3">Protocole Blockchain / Usages</text:p>
      <text:p text:style-name="P8"/>
      <text:p text:style-name="P9">Pratique et code</text:p>
      <text:p text:style-name="P9">- Un commit chaque jour avant 18h – <text:span text:style-name="T1">1 dossier par sem.</text:span></text:p>
      <text:p text:style-name="P9">- Trinome de relecture</text:p>
      <text:p text:style-name="P9">- Exos + défis <text:span text:style-name="T1">(6)</text:span></text:p>
      <text:p text:style-name="P9"/>
      <text:p text:style-name="P10">Travail en ligne</text:p>
      <text:p text:style-name="P10">- 5 exercices par jour. (9 → 18h commit)</text:p>
      <text:p text:style-name="P10"/>
      <text:p text:style-name="P11">Programme</text:p>
      <text:p text:style-name="P11"><text:tab/>Sem 1 : Intro, algo, crypto</text:p>
      <text:p text:style-name="P11"><text:tab/>Sem 2 : Scripting Bitcoin, Réseaux</text:p>
      <text:p text:style-name="P11"><text:tab/>Sem 3 : <text:span text:style-name="T2">S</text:span>olidity</text:p>
      <text:p text:style-name="P11"><text:tab/>Sem 4 : Interfaces</text:p>
      <text:p text:style-name="P11"><text:tab/>Sem 5 : Admin nœuds réseaux priv</text:p>
      <text:p text:style-name="P11"><text:tab/>Sem 6 : Blockchain entreprise (Corda Hyperledger Corum Tenderminth ? )</text:p>
      <text:p text:style-name="P11"><text:tab/>Sem 7 : Finance décentralisée (Cryptos , échanges)</text:p>
      <text:p text:style-name="P11"><text:tab/>Sem 8 : Mecanismes de passage à l’échelle</text:p>
      <text:p text:style-name="P11"><text:tab/>Sem 9 &amp;10 : Sécurité, Juridique, Insertion et projet <text:span text:style-name="T3">(Apartir de la semaine 8)</text:span></text:p>
      <text:p text:style-name="P12"/>
      <text:p text:style-name="P13">Intervenants  - <text:a xlink:type="simple" xlink:href="https://alyra.fr/#inscriptions" text:style-name="Internet_20_link" text:visited-style-name="Visited_20_Internet_20_Link">https://alyra.fr/#inscriptions</text:a></text:p>
      <text:p text:style-name="P13"/>
      <text:p text:style-name="P4">Sem 1 :</text:p>
      <text:p text:style-name="P13"/>
      <text:p text:style-name="P13">Lundi</text:p>
      <text:list xml:id="list4267111118" text:style-name="L1">
        <text:list-item>
          <text:p text:style-name="P14">Panorama des protocoles blockchain</text:p>
        </text:list-item>
        <text:list-item>
          <text:p text:style-name="P14">Initiation aux Smart Contracts</text:p>
          <text:p text:style-name="P14"/>
        </text:list-item>
      </text:list>
      <text:p text:style-name="P13">Mardi : Intro aux cours de la semaine</text:p>
      <text:p text:style-name="P13">Mercredi : Algorithmique exos</text:p>
      <text:p text:style-name="P13">Jeudi : Cryptographie exos</text:p>
      <text:p text:style-name="P13">Vendredi : Bitcoin en détails</text:p>
      <text:p text:style-name="P15"/>
      <text:p text:style-name="P5"><text:span text:style-name="T7">A| </text:span>Installer Cryptotux .org [Installer Virtualbox (V6...)]</text:p>
      <text:p text:style-name="P15"/>
      <text:p text:style-name="P17"><text:span text:style-name="T6">A| </text:span>Meet-up Consensys 19h ( inscript.</text:p>
      <text:p text:style-name="P16"/>
      <text:p text:style-name="P16">Xavier L. <text:span text:style-name="T5">Smart Contrats </text:span><text:s/>-Livre – Smart Contract Academy</text:p>
      <text:p text:style-name="P16"/>
      <text:p text:style-name="P18"/>
      <text:p text:style-name="P65">Bitcoin – Contexte technique :</text:p>
      <text:p text:style-name="P18"/>
      <text:p text:style-name="P19">Origine :</text:p>
      <text:p text:style-name="P20">Les bases sont dans le Bitcoin</text:p>
      <text:p text:style-name="P20"/>
      <text:p text:style-name="P23">Contexte Technique :</text:p>
      <text:p text:style-name="P21">2009 mais basé sur réseau / cryptographie </text:p>
      <text:p text:style-name="P21">1964 – théorie de réseaux distribués.</text:p>
      <text:p text:style-name="P22">(DNS </text:p>
      <text:p text:style-name="P22"/>
      <text:p text:style-name="P24">Contexte culturel :</text:p>
      <text:p text:style-name="P22"/>
      <text:p text:style-name="P22">Mouvements :</text:p>
      <text:p text:style-name="P22"><text:span text:style-name="T9">C</text:span>ypherpunk <text:span text:style-name="T9">(1996 – Eric Hughes)</text:span></text:p>
      <text:p text:style-name="P22">OpenSources</text:p>
      <text:p text:style-name="P25">Libertarien <text:span text:style-name="T8">US</text:span> (Parti politique depuis 1976 – <text:span text:style-name="T8">eq. Du mouvement anarchiste en FR)</text:span></text:p>
      <text:p text:style-name="P25"/>
      <text:p text:style-name="P26">Philosophie Bitcoin et Ethereum assez differentes.</text:p>
      <text:p text:style-name="P26"/>
      <text:p text:style-name="P26">Pre-bitcoin </text:p>
      <text:p text:style-name="P26">1964 –&gt; TCP(1974) -&gt; P2P(1999 – Napster etc)</text:p>
      <text:p text:style-name="P27">En // séries de projets avant Bitcoin : RSA(1976) Digicash(1989 – David Schaum*) Hashcash(1997) <text:span text:style-name="T11">Bitcoin 2009</text:span></text:p>
      <text:p text:style-name="P8"/>
      <text:p text:style-name="P8">*<text:span text:style-name="T10">nouveau projet actuel elixir</text:span></text:p>
      <text:p text:style-name="P8"/>
      <text:p text:style-name="P28">Fonction de hachage cryptographique :</text:p>
      <text:p text:style-name="P28"/>
      <text:p text:style-name="P28">Hash functions :</text:p>
      <text:p text:style-name="P28"/>
      <text:p text:style-name="P28">Arbitrary long data f(ash) =&gt; Fixed length</text:p>
      <text:p text:style-name="P28"/>
      <text:list xml:id="list4112696840" text:style-name="L2">
        <text:list-item>
          <text:p text:style-name="P29">Deterministics</text:p>
        </text:list-item>
        <text:list-item>
          <text:p text:style-name="P29">Fast</text:p>
        </text:list-item>
        <text:list-item>
          <text:p text:style-name="P29">One Way</text:p>
        </text:list-item>
        <text:list-item>
          <text:p text:style-name="P29">Collision resistant (pas de doublon possible)</text:p>
        </text:list-item>
        <text:list-item>
          <text:p text:style-name="P29">Public</text:p>
        </text:list-item>
      </text:list>
      <text:p text:style-name="P28"/>
      <text:p text:style-name="P30">Fonctions de hashage cryptographiques</text:p>
      <text:p text:style-name="P30">Data fingerprinting</text:p>
      <text:p text:style-name="P30">Message integrity (error detection)</text:p>
      <text:p text:style-name="P30">Proof-of-Work</text:p>
      <text:p text:style-name="P30">Authentification (password hashing and key stretching)</text:p>
      <text:p text:style-name="P30">Pseudo-random number generators ~</text:p>
      <text:p text:style-name="P30">Message commitment (commit-reveal mechanisms)</text:p>
      <text:p text:style-name="P30"/>
      <text:p text:style-name="P30">Hash (en FR condensa<text:span text:style-name="T12">t</text:span>)</text:p>
      <text:p text:style-name="P30"/>
      <text:p text:style-name="P31">Exo – <text:span text:style-name="T12">on utilise https://codepen.io/arnaudvanp/pen/YMrJWY?editors=0000</text:span></text:p>
      <text:p text:style-name="P31"><text:soft-page-break/>Exo</text:p>
      <text:p text:style-name="P31"/>
      <text:p text:style-name="P31">function hachage(chaine){</text:p>
      <text:p text:style-name="P31"><text:s text:c="2"/>console.log("La chaine entrée est: ", chaine)</text:p>
      <text:p text:style-name="P31"><text:s text:c="2"/>console.log(chaine.charCodeAt(1)) </text:p>
      <text:p text:style-name="P31">}</text:p>
      <text:p text:style-name="P31"/>
      <text:p text:style-name="P31">hachage("arnaud")</text:p>
      <text:p text:style-name="P31"/>
      <text:p text:style-name="P31">*************************************</text:p>
      <text:p text:style-name="P31">function hachage(chaine){</text:p>
      <text:p text:style-name="P31"><text:s text:c="2"/>console.log("La chaine entrée est: ", chaine,"de longueur ", chaine.length)</text:p>
      <text:p text:style-name="P31"><text:s text:c="2"/>condensat=0</text:p>
      <text:p text:style-name="P31"><text:s text:c="2"/>for (i=0; i&lt; chaine.length; i++){</text:p>
      <text:p text:style-name="P31"><text:s text:c="4"/>condensat = condensat + chaine.charCodeAt(i) * (i+1) //<text:span text:style-name="T13">on multiplie par la position du Code ASCII de <text:s text:c="2"/>chaque lettre pour avoir un condensat unique si l’ordre change)</text:span></text:p>
      <text:p text:style-name="P31"><text:s text:c="2"/>}</text:p>
      <text:p text:style-name="P31"><text:s text:c="2"/>console.log(condensat)</text:p>
      <text:p text:style-name="P31"><text:s text:c="2"/>return condensat % 65536; // <text:span text:style-name="T14">(module puissance de 2 pour réduire le condensat)</text:span></text:p>
      <text:p text:style-name="P31">}</text:p>
      <text:p text:style-name="P31"/>
      <text:p text:style-name="P31">hachage("abc")</text:p>
      <text:p text:style-name="P66"/>
      <text:p text:style-name="P31"/>
      <text:p text:style-name="P32">function hachage(chaine){</text:p>
      <text:p text:style-name="P32"><text:s text:c="2"/>console.log("La chaine entrée est: ", chaine,"de longueur ", chaine.length)</text:p>
      <text:p text:style-name="P32"><text:s text:c="2"/>condensat=0</text:p>
      <text:p text:style-name="P32"><text:s text:c="2"/>for (i=0; i&lt; chaine.length; i++){</text:p>
      <text:p text:style-name="P32"><text:s text:c="4"/>condensat = condensat + chaine.charCodeAt(i) * (i+1) //on multiplie par la position du Code ASCII de <text:s text:c="2"/>chaque lettre pour avoir un condensat unique si l’ordre change)</text:p>
      <text:p text:style-name="P32"><text:s text:c="2"/>}</text:p>
      <text:p text:style-name="P32"><text:s text:c="2"/>console.log(condensat)</text:p>
      <text:p text:style-name="P32"><text:s text:c="2"/>return condensat % 65536; // (module puissance de 2 pour réduire le condensat)</text:p>
      <text:p text:style-name="P32">}</text:p>
      <text:p text:style-name="P32"/>
      <text:p text:style-name="P32">function minage(chaine, target){</text:p>
      <text:p text:style-name="P32"><text:s text:c="2"/>nonce=0</text:p>
      <text:p text:style-name="P32"><text:s text:c="2"/>do{</text:p>
      <text:p text:style-name="P32"><text:s text:c="4"/>nonce = nonce +1</text:p>
      <text:p text:style-name="P32"><text:s text:c="4"/>chainecible = chaine + nonce</text:p>
      <text:p text:style-name="P32"><text:s text:c="4"/>condensat = hachage(chainecible)</text:p>
      <text:p text:style-name="P32"><text:s text:c="4"/>console.log("nonce = ", nonce,"Appel sur [",chainecible,"] condensat= ", condensat)</text:p>
      <text:p text:style-name="P32"><text:s text:c="2"/>} while (condensat&gt;=target)</text:p>
      <text:p text:style-name="P32"><text:s text:c="4"/>console.log("&gt;&gt;&gt; Trouvé inférieur à", target, " : nonce", nonce)</text:p>
      <text:p text:style-name="P32">}</text:p>
      <text:p text:style-name="P32">minage("Block 0 15 avril 2019 ABCD", 10000)</text:p>
      <text:p text:style-name="P43">A CORRIGER</text:p>
      <text:p text:style-name="P32"/>
      <text:p text:style-name="P32"><text:soft-page-break/>Fonctions de hachage cryptographiques</text:p>
      <text:p text:style-name="P32"/>
      <text:p text:style-name="P32">Md4, Md5 (corrupted)</text:p>
      <text:p text:style-name="P32">SHA-1 (might be corrupted)</text:p>
      <text:p text:style-name="P32">SHA-2 <text:s text:c="2"/>Keccak-256 <text:span text:style-name="T15">(Utilisé dans l’univers Ethereum, sélectionné en 2015 – discussion de changer)</text:span></text:p>
      <text:p text:style-name="P32">SHA-3 : FIPS-<text:span text:style-name="T15">202</text:span></text:p>
      <text:p text:style-name="P32"/>
      <text:p text:style-name="P33">Cryptographie asymétrique</text:p>
      <text:p text:style-name="P33"/>
      <text:p text:style-name="P33">Key generation</text:p>
      <text:p text:style-name="P33"/>
      <text:p text:style-name="P33">Nombre aléatoire : on crée une clé publique / une clé privée.</text:p>
      <text:p text:style-name="P33"/>
      <text:p text:style-name="P33">Message + Public <text:tab/><text:tab/><text:tab/><text:tab/>=&gt; encrypted message</text:p>
      <text:p text:style-name="P33">Encrypted message + Private key <text:tab/>=&gt; message</text:p>
      <text:p text:style-name="P33">Message + Private key <text:tab/><text:tab/><text:tab/>=&gt; signature</text:p>
      <text:p text:style-name="P33"/>
      <text:p text:style-name="P33"/>
      <text:p text:style-name="P34">Merkle Tree</text:p>
      <text:p text:style-name="P34"/>
      <text:p text:style-name="P34">Bottom Up :</text:p>
      <text:p text:style-name="P34"/>
      <text:p text:style-name="P34"/>
      <text:p text:style-name="P34"/>
      <text:p text:style-name="P34"><text:tab/><text:tab/><text:tab/><text:tab/><text:tab/><text:tab/>Hash{Hash{0}Hash{1}}</text:p>
      <text:p text:style-name="P34">Hash 0{Hash{L1} Hash {L2} } <text:tab/>Hash 1{Hash{L3} Hash {L4} }</text:p>
      <text:p text:style-name="P34"><text:tab/>Hash {L1} Hash {L2}<text:tab/><text:tab/><text:tab/>Hash {L3}Hash {L4}</text:p>
      <text:p text:style-name="P34">L1 <text:tab/><text:tab/><text:tab/>L2 <text:tab/><text:tab/><text:tab/><text:tab/><text:tab/><text:tab/><text:tab/>L3 <text:tab/><text:tab/>L4</text:p>
      <text:p text:style-name="P34"/>
      <text:p text:style-name="P35">Une chaine de blocs :</text:p>
      <text:p text:style-name="P35"/>
      <text:p text:style-name="P35">Le mineur ajoute une <text:span text:style-name="T16">preuve</text:span><text:span text:style-name="T23"> </text:span><text:span text:style-name="T17">(nonce)</text:span> au bloc pour valider une transaction <text:span text:style-name="T18">(preuve de travail)</text:span></text:p>
      <text:p text:style-name="P35"/>
      <text:p text:style-name="P36">Ethereum 15s (pour chaque bloc)</text:p>
      <text:p text:style-name="P36">Bitcoin 10min (<text:span text:style-name="T20">raison </text:span>à vérifier)</text:p>
      <text:p text:style-name="P36"/>
      <text:p text:style-name="P36">Tête du bloc : hash de la tête du bloc précédent <text:span text:style-name="T19">(racine de l’abre de merkle)</text:span> / Horodatage / Preuve </text:p>
      <text:p text:style-name="P36">Corps du bloc : Transactions</text:p>
      <text:p text:style-name="P36"/>
      <text:p text:style-name="P37">Bitcoin :</text:p>
      <text:p text:style-name="P37">Livre Blanc Satoshi Nakamoto 2008 : https://bitcoin.org/bitcoin.pdf</text:p>
      <text:p text:style-name="P37">3 janvier 2009 : Premier bloc</text:p>
      <text:p text:style-name="P38">« Chancellor on brink of second bailout for banks » <text:span text:style-name="T21">Contenu de la première transaction bitcoin dans le premier bloc (titre de journal, utilisé pour prouver la création posterieur à la rédaction du white paper).</text:span></text:p>
      <text:p text:style-name="P38"/>
      <text:p text:style-name="P38"><text:span text:style-name="T22">Rq : Pboy artiste : peinture liberté / gilets jaunes. </text:span></text:p>
      <text:p text:style-name="P38"/>
      <text:p text:style-name="P39">Minage :</text:p>
      <text:p text:style-name="P39"/>
      <text:p text:style-name="P40"><text:soft-page-break/>Cible</text:p>
      <text:p text:style-name="P41">Fermes de minages – calcul de puissance de hashage en TeraHash.</text:p>
      <text:p text:style-name="P41"/>
      <text:p text:style-name="P42">Filiation :</text:p>
      <text:p text:style-name="P39">L<text:span text:style-name="T24">es blockchains : <text:tab/>Monnaies alternatives (LiteCoin etc..)</text:span></text:p>
      <text:p text:style-name="P39"><text:tab/><text:tab/><text:tab/><text:tab/><text:tab/><text:span text:style-name="T24">Plateforme et monnaie (Ethereum, Tezos Stellar)</text:span></text:p>
      <text:p text:style-name="P39"><text:tab/><text:tab/><text:tab/><text:tab/><text:tab/><text:span text:style-name="T25">Registre distribué (Corda / Hyperledger) plateforme de développement</text:span></text:p>
      <text:p text:style-name="P39"/>
      <text:p text:style-name="P39"/>
      <text:p text:style-name="P44">Smart Contracts :</text:p>
      <text:p text:style-name="P44"/>
      <text:p text:style-name="P44">Caractéristiques :</text:p>
      <text:p text:style-name="P44"><text:tab/>- Une adresse publique sans clé privée</text:p>
      <text:p text:style-name="P44"><text:tab/>- Code déterminé</text:p>
      <text:p text:style-name="P34"/>
      <text:p text:style-name="P44">Limites :</text:p>
      <text:p text:style-name="P44">Pas de mécanismes de mise à jour</text:p>
      <text:p text:style-name="P44">pas de récup d’information</text:p>
      <text:p text:style-name="P44">pas de déclenchement automatique</text:p>
      <text:p text:style-name="P44"/>
      <text:p text:style-name="P44">Ethfiddle</text:p>
      <text:p text:style-name="P44">Remix.ethereum.org (editeur de texte complet en ligne sur solidity)</text:p>
      <text:p text:style-name="P44"/>
      <text:p text:style-name="P45">Concept de <text:span text:style-name="T26">gestion de</text:span> « Scène ouverte »  <text:span text:style-name="T26">en smart contracts.</text:span></text:p>
      <text:p text:style-name="P47">Tableau dans lequel on <text:span text:style-name="T31">va </text:span>rajouter le nom de artistes qui vont passer.</text:p>
      <text:p text:style-name="P47"/>
      <text:p text:style-name="P47">String[] Tableau chaîne de carac</text:p>
      <text:p text:style-name="P47">uint (Unsigned Integer) <text:span text:style-name="T30">(Entier signé 1000 0001 Entier non signé 0000 0001 =1) – premier bit représente le nombre ou signe)</text:span></text:p>
      <text:p text:style-name="P48">public </text:p>
      <text:p text:style-name="P59"><text:span text:style-name="T27"/></text:p>
      <text:p text:style-name="P60"><text:span text:style-name="T27">contract</text:span> SceneOuverte <text:span text:style-name="T28">{</text:span></text:p>
      <text:p text:style-name="P58"><text:span text:style-name="T27">string</text:span><text:span text:style-name="T28">[</text:span><text:span text:style-name="T29">12</text:span><text:span text:style-name="T28">]</text:span> <text:span text:style-name="T27">public</text:span> passageArtistes<text:span text:style-name="T28">;</text:span></text:p>
      <text:p text:style-name="P58"><text:span text:style-name="T27">uint</text:span> <text:span text:style-name="T27">public</text:span> creneauxLibres <text:span text:style-name="T28">=</text:span> <text:span text:style-name="T29">12</text:span><text:span text:style-name="T28">;</text:span></text:p>
      <text:p text:style-name="P63"/>
      <text:p text:style-name="P58"><text:span text:style-name="T27">function</text:span> sInscrire<text:span text:style-name="T28">(</text:span><text:span text:style-name="T27">string</text:span> memory nomDArtiste<text:span text:style-name="T28">)</text:span> <text:span text:style-name="T27">public</text:span> <text:span text:style-name="T28">{</text:span></text:p>
      <text:p text:style-name="P58">passagesArtistes<text:span text:style-name="T28">[</text:span><text:span text:style-name="T29">12</text:span><text:span text:style-name="T28">-</text:span>creneauxLibres<text:span text:style-name="T28">]</text:span> <text:span text:style-name="T28">=</text:span> nomDArtiste<text:span text:style-name="T28">;</text:span></text:p>
      <text:p text:style-name="P58">creneauxLibres <text:span text:style-name="T28">-=</text:span> <text:span text:style-name="T29">1</text:span><text:span text:style-name="T28">;</text:span></text:p>
      <text:p text:style-name="P61">}</text:p>
      <text:p text:style-name="P63"/>
      <text:p text:style-name="P61">}</text:p>
      <text:p text:style-name="P67"/>
      <text:p text:style-name="P45"/>
      <text:p text:style-name="P64"><text:span text:style-name="T28">//Write your own contracts here. Currently compiles using solc v0.4.15+commit.bbb8e64f.</text:span></text:p>
      <text:p text:style-name="P58"><text:span text:style-name="T27">pragma</text:span> <text:span text:style-name="T27">solidity</text:span> <text:span text:style-name="T28">^</text:span><text:span text:style-name="T29">0.4.18</text:span><text:span text:style-name="T28">;</text:span></text:p>
      <text:p text:style-name="P58"><text:span text:style-name="T27">contract</text:span> SceneOuverte <text:span text:style-name="T28">{</text:span></text:p>
      <text:p text:style-name="P58"><text:span text:style-name="T27">string</text:span><text:span text:style-name="T28">[</text:span><text:span text:style-name="T29">12</text:span><text:span text:style-name="T28">]</text:span> <text:span text:style-name="T27">public</text:span> passageArtistes<text:span text:style-name="T28">;</text:span></text:p>
      <text:p text:style-name="P58"><text:span text:style-name="T27">uint</text:span> <text:span text:style-name="T27">public</text:span> creneauxLibres <text:span text:style-name="T28">=</text:span> <text:span text:style-name="T29">12</text:span><text:span text:style-name="T28">;</text:span></text:p>
      <text:p text:style-name="P58"><text:soft-page-break/><text:span text:style-name="T27">uint</text:span> tour<text:span text:style-name="T28">;</text:span></text:p>
      <text:p text:style-name="P63"/>
      <text:p text:style-name="P58"><text:span text:style-name="T27">function</text:span> sInscrire <text:span text:style-name="T28">(</text:span><text:span text:style-name="T27">string</text:span> memory nomDArtiste<text:span text:style-name="T28">)</text:span> <text:span text:style-name="T27">public</text:span> <text:span text:style-name="T28">{</text:span></text:p>
      <text:p text:style-name="P58">passageArtistes<text:span text:style-name="T28">[</text:span><text:span text:style-name="T29">12</text:span><text:span text:style-name="T28">-</text:span>creneauxLibres<text:span text:style-name="T28">]</text:span> <text:span text:style-name="T28">=</text:span> nomDArtiste<text:span text:style-name="T28">;</text:span></text:p>
      <text:p text:style-name="P58">creneauxLibres <text:span text:style-name="T28">-=</text:span> <text:span text:style-name="T29">1</text:span><text:span text:style-name="T28">;</text:span></text:p>
      <text:p text:style-name="P61">}</text:p>
      <text:p text:style-name="P63"/>
      <text:p text:style-name="P58"><text:span text:style-name="T27">function</text:span> passerArtisteSuivant<text:span text:style-name="T28">()</text:span> <text:span text:style-name="T27">public</text:span> <text:span text:style-name="T28">{</text:span></text:p>
      <text:p text:style-name="P58">tour <text:span text:style-name="T28">++;</text:span></text:p>
      <text:p text:style-name="P61">}</text:p>
      <text:p text:style-name="P58"><text:span text:style-name="T27">function</text:span> artisteEnCours<text:span text:style-name="T28">()</text:span> <text:span text:style-name="T27">public</text:span> view <text:span text:style-name="T27">returns</text:span><text:span text:style-name="T28">(</text:span><text:span text:style-name="T27">string</text:span> memory<text:span text:style-name="T28">){</text:span></text:p>
      <text:p text:style-name="P58">require<text:span text:style-name="T28">(</text:span>tour <text:span text:style-name="T28">&lt;</text:span> <text:span text:style-name="T29">12</text:span> <text:span text:style-name="T28">-</text:span> creneauxLibres<text:span text:style-name="T28">);</text:span></text:p>
      <text:p text:style-name="P58"><text:span text:style-name="T27">return</text:span> passageArtistes<text:span text:style-name="T28">[</text:span>tour<text:span text:style-name="T28">];</text:span></text:p>
      <text:p text:style-name="P61">}</text:p>
      <text:p text:style-name="P63"/>
      <text:p text:style-name="P61">}</text:p>
      <text:p text:style-name="P62"><text:span text:style-name="T28"/></text:p>
      <text:p text:style-name="P45"/>
      <text:p text:style-name="P45"><text:a xlink:type="simple" xlink:href="https://faucet.metamask.io/" text:style-name="Internet_20_link" text:visited-style-name="Visited_20_Internet_20_Link">https://faucet.metamask.io/</text:a></text:p>
      <text:p text:style-name="P45"/>
      <text:p text:style-name="P57">Contrat déployé :</text:p>
      <text:p text:style-name="P46">0xea42261d7485da310528d7d0333c411f14b3513e</text:p>
      <text:p text:style-name="P46"/>
      <text:p text:style-name="P6">Cas d’usages :</text:p>
      <text:list xml:id="list292602480" text:style-name="L3">
        <text:list-item>
          <text:p text:style-name="P49">Monétaire</text:p>
        </text:list-item>
        <text:list-item>
          <text:p text:style-name="P49">Unité symbolique</text:p>
        </text:list-item>
        <text:list-item>
          <text:p text:style-name="P49">Ancrage (traçabilité)</text:p>
        </text:list-item>
        <text:list-item>
          <text:p text:style-name="P49">Registre</text:p>
        </text:list-item>
        <text:list-item>
          <text:p text:style-name="P49">Applications décentralisées</text:p>
        </text:list-item>
      </text:list>
      <text:p text:style-name="P50"/>
      <text:p text:style-name="P68">Utilisation monétaire :</text:p>
      <text:p text:style-name="P69"><text:tab/><text:tab/><text:tab/><text:tab/>- Moyen de paiement</text:p>
      <text:p text:style-name="P69"><text:tab/><text:tab/><text:tab/><text:tab/>- Réserve de valeur</text:p>
      <text:p text:style-name="P69"><text:tab/><text:tab/><text:tab/><text:tab/>- <text:span text:style-name="T33">Transfert de fonds</text:span></text:p>
      <text:p text:style-name="P69"/>
      <text:p text:style-name="P69"><text:tab/><text:tab/><text:tab/>Moyen de paiement <text:span text:style-name="T32">(rapport transaction volume / points de paiement 15k magasins <text:tab/><text:tab/><text:tab/><text:tab/>acceptent le BTC Coinmap.org)</text:span></text:p>
      <text:p text:style-name="P69"/>
      <text:p text:style-name="P70"><text:tab/><text:tab/><text:tab/>Réserve de <text:span text:style-name="T34">v</text:span>aleur</text:p>
      <text:p text:style-name="P70"/>
      <text:p text:style-name="P71"><text:tab/><text:tab/><text:tab/>Transfert de fonds (Eq. Western Union)</text:p>
      <text:p text:style-name="P51"/>
      <text:p text:style-name="P52">Unité de compte symbolique (~token)</text:p>
      <text:p text:style-name="P52"/>
      <text:p text:style-name="P52">- Points de fidélité</text:p>
      <text:p text:style-name="P52">- Ticket</text:p>
      <text:p text:style-name="P52">- Transfert de responsabilité <text:span text:style-name="T35">(Suivi de Roll(s) – jeton représentant chaque Roll)</text:span></text:p>
      <text:p text:style-name="P52">- <text:span text:style-name="T36">Items de collection (Cryptokitties / Cryptopunks)</text:span></text:p>
      <text:p text:style-name="P53"><text:soft-page-break/>- Titres financiers</text:p>
      <text:p text:style-name="P53">- Quotas d’émission de CO2 / Garantie d’origine</text:p>
      <text:p text:style-name="P53"/>
      <text:p text:style-name="P53">Ancrage <text:span text:style-name="T37">(Signature de document, preuve d’antériorité etc.)</text:span></text:p>
      <text:p text:style-name="P53"/>
      <text:p text:style-name="P54">Registres publics et privés</text:p>
      <text:p text:style-name="P54">dot blockchain music</text:p>
      <text:p text:style-name="P54"/>
      <text:p text:style-name="P54">Chaine logistique (challenge middlewear)</text:p>
      <text:p text:style-name="P54">Rq coordination parfois plus complexe à gérer / régler que les systèmes d’information.</text:p>
      <text:p text:style-name="P54"/>
      <text:p text:style-name="P55">Adoption</text:p>
      <text:p text:style-name="P55">Accenture</text:p>
      <text:p text:style-name="P55">Deloitte</text:p>
      <text:p text:style-name="P55">&gt; Supply Chain, IOT, digital record, digital currency / tendance au passage en prod.</text:p>
      <text:p text:style-name="P55"/>
      <text:p text:style-name="P56">Smart Contract (Nick Szabo – Analogie avec distributeur de boiss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011cm" fo:margin-right="1.9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1:16:41.296549973</meta:creation-date>
    <dc:date>2019-04-15T19:27:06.240083285</dc:date>
    <meta:editing-duration>PT5H24M47S</meta:editing-duration>
    <meta:editing-cycles>70</meta:editing-cycles>
    <meta:generator>LibreOffice/6.0.7.3$Linux_X86_64 LibreOffice_project/00m0$Build-3</meta:generator>
    <meta:document-statistic meta:table-count="0" meta:image-count="0" meta:object-count="0" meta:page-count="7" meta:paragraph-count="213" meta:word-count="1077" meta:character-count="7464" meta:non-whitespace-character-count="6441"/>
  </office:meta>
</office:document-meta>
</file>